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Geekflare" svg:font-family="Geekflare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62524" style:font-name="Geekflare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  <style:text-properties fo:font-variant="normal" fo:text-transform="none" fo:color="#262524" style:font-name="Geekflare" fo:letter-spacing="normal" fo:font-style="normal" fo:font-weight="normal"/>
    </style:style>
    <style:style style:name="P3" style:family="paragraph" style:parent-style-name="Heading_20_3">
      <style:paragraph-properties fo:margin-top="0in" fo:margin-bottom="0in" loext:contextual-spacing="false"/>
      <style:text-properties fo:font-variant="normal" fo:text-transform="none" fo:color="#262524" fo:letter-spacing="normal"/>
    </style:style>
    <style:style style:name="P4" style:family="paragraph" style:parent-style-name="Heading_20_3">
      <style:paragraph-properties fo:margin-top="0in" fo:margin-bottom="0in" loext:contextual-spacing="false"/>
      <style:text-properties fo:font-variant="normal" fo:text-transform="none" fo:color="#262524" style:font-name="Geekflare" fo:letter-spacing="normal" fo:font-style="normal" fo:font-weight="normal"/>
    </style:style>
    <style:style style:name="P5" style:family="paragraph" style:parent-style-name="Heading_20_3">
      <style:paragraph-properties fo:margin-top="0in" fo:margin-bottom="0in" loext:contextual-spacing="false"/>
      <style:text-properties fo:font-variant="normal" fo:text-transform="none" fo:color="#262524" style:font-name="Geekflare" fo:font-size="13.5pt" fo:letter-spacing="normal" fo:font-style="normal" fo:font-weight="normal"/>
    </style:style>
    <style:style style:name="P6" style:family="paragraph" style:parent-style-name="Preformatted_20_Text">
      <loext:graphic-properties draw:fill="solid" draw:fill-color="#f5f2f0" draw:opacity="100%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#f5f2f0"/>
    </style:style>
    <style:style style:name="P7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fo:line-height="150%" fo:text-align="start" style:justify-single-word="false" fo:orphans="2" fo:widows="2" fo:background-color="#f5f2f0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  <style:text-properties fo:font-variant="normal" fo:text-transform="none" fo:color="#262524" style:font-name="Geekflare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75%" fo:orphans="2" fo:widows="2" fo:text-indent="0in" style:auto-text-indent="fals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262524" style:font-name="Geekflare" fo:font-size="13.5pt" fo:letter-spacing="normal" fo:font-style="normal" fo:font-weight="normal"/>
    </style:style>
    <style:style style:name="P13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62524" style:font-name="Geekflare" fo:font-size="13.5pt" fo:letter-spacing="normal" fo:font-style="normal" fo:font-weight="normal"/>
    </style:style>
    <style:style style:name="P14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62524" style:font-name="Geekflare" fo:font-size="13.5pt" fo:letter-spacing="normal" fo:font-style="normal" fo:font-weight="normal"/>
    </style:style>
    <style:style style:name="P15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62524" style:font-name="Geekflare" fo:font-size="13.5pt" fo:letter-spacing="normal" fo:font-style="normal" fo:font-weight="normal"/>
    </style:style>
    <style:style style:name="P16" style:family="paragraph" style:parent-style-name="Text_20_body" style:list-style-name="L4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62524" style:font-name="Geekflare" fo:font-size="13.5pt" fo:letter-spacing="normal" fo:font-style="normal" fo:font-weight="normal"/>
    </style:style>
    <style:style style:name="P17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62524" style:font-name="Geekflare" fo:font-size="13.5pt" fo:letter-spacing="normal" fo:font-style="normal" fo:font-weight="normal"/>
    </style:style>
    <style:style style:name="P18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19" style:family="paragraph" style:parent-style-name="Text_20_body" style:list-style-name="L2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0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1" style:family="paragraph" style:parent-style-name="Text_20_body">
      <style:paragraph-properties fo:margin-left="0.052in" fo:margin-right="0in" fo:margin-top="0in" fo:margin-bottom="0in" loext:contextual-spacing="false" fo:text-align="start" style:justify-single-word="false" fo:orphans="0" fo:widows="2" fo:text-indent="0in" style:auto-text-indent="false"/>
      <style:text-properties fo:font-variant="normal" fo:text-transform="none" fo:color="#262524" style:font-name="Geekflare" fo:font-size="13.5pt" fo:letter-spacing="normal" fo:font-style="normal" fo:font-weight="normal"/>
    </style:style>
    <style:style style:name="P22" style:family="paragraph" style:parent-style-name="Text_20_body">
      <style:paragraph-properties fo:margin-left="0.052in" fo:margin-right="0in" fo:text-align="start" style:justify-single-word="false" fo:orphans="0" fo:widows="2" fo:text-indent="0in" style:auto-text-indent="false"/>
      <style:text-properties fo:font-variant="normal" fo:text-transform="none" fo:color="#262524" style:font-name="Geekflare" fo:font-size="13.5pt" fo:letter-spacing="normal" fo:font-style="normal" fo:font-weight="normal"/>
    </style:style>
    <style:style style:name="T1" style:family="text">
      <style:text-properties fo:font-variant="normal" fo:text-transform="none" fo:color="#000000" style:font-name="Consolas" fo:font-size="13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fo:letter-spacing="normal" loext:padding="0in" loext:border="none"/>
    </style:style>
    <style:style style:name="T3" style:family="text">
      <style:text-properties fo:font-variant="normal" fo:text-transform="none" fo:color="#999999" style:font-name="Consolas" fo:font-size="13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990055" style:font-name="Consolas" fo:font-size="13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62524" style:font-name="Geekflare" fo:letter-spacing="normal" fo:font-style="normal" fo:font-weight="bold"/>
    </style:style>
    <style:style style:name="T6" style:family="text">
      <style:text-properties fo:font-variant="normal" fo:text-transform="none" fo:color="#262524" style:font-name="Geekflare" fo:letter-spacing="normal" fo:font-style="normal" fo:font-weight="normal"/>
    </style:style>
    <style:style style:name="T7" style:family="text">
      <style:text-properties fo:font-variant="normal" fo:text-transform="none" fo:color="#262524" style:font-name="Geekflare" fo:font-size="13.5pt" fo:letter-spacing="normal" fo:font-style="normal" fo:font-weight="normal"/>
    </style:style>
    <style:style style:name="T8" style:family="text">
      <style:text-properties fo:font-variant="normal" fo:text-transform="none" fo:color="#262524" style:font-name="SFMono-Regular" fo:letter-spacing="normal" fo:font-style="normal" fo:font-weight="normal" fo:background-color="#f5f2f0" loext:char-shading-value="0" loext:padding="0in" loext:border="none"/>
    </style:style>
    <style:style style:name="T9" style:family="text">
      <style:text-properties fo:font-variant="normal" fo:text-transform="none" fo:color="#ff4e00" style:text-line-through-style="none" style:text-line-through-type="none" style:font-name="Geekflare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ff4e00" style:text-line-through-style="none" style:text-line-through-type="none" style:font-name="Geekflare" fo:font-size="13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style:font-name="Geekflare" fo:font-style="normal" fo:font-weight="normal"/>
    </style:style>
    <style:style style:name="T12" style:family="text">
      <style:text-properties officeooo:rsid="00548dc0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>https://geekflare.com/apache-interview-questions-answers/</text:h>
      <text:h text:style-name="P1" text:outline-level="3"/>
      <text:h text:style-name="P1" text:outline-level="3">How to ensure the Apache run with non-root/nobody user?</text:h>
      <text:p text:style-name="P8">This is doable by adding User &amp; Group directive in httpd.conf file</text:p>
      <text:p text:style-name="P6"><text:span text:style-name="Source_20_Text"><text:span text:style-name="T1">User apache</text:span></text:span></text:p>
      <text:p text:style-name="P7"><text:span text:style-name="Source_20_Text"><text:span text:style-name="T1">Group apache</text:span></text:span></text:p>
      <text:p text:style-name="Standard"/>
      <text:p text:style-name="Standard"/>
      <text:p text:style-name="Standard"/>
      <text:h text:style-name="P1" text:outline-level="3">How do I disable directory indexing?</text:h>
      <text:p text:style-name="P8">You can use “Options -Indexes” in the respective directory directive.</text:p>
      <text:p text:style-name="P8">Ex:</text:p>
      <text:p text:style-name="P6"><text:span text:style-name="Source_20_Text"><text:span text:style-name="T3">&lt;</text:span></text:span><text:span text:style-name="Source_20_Text"><text:span text:style-name="T4">Directory </text:span></text:span><text:span text:style-name="Source_20_Text"><text:span text:style-name="T3">/&gt;</text:span></text:span></text:p>
      <text:p text:style-name="P7"><text:span text:style-name="Source_20_Text"><text:span text:style-name="T2"><text:s text:c="7"/></text:span></text:span><text:span text:style-name="Source_20_Text"><text:span text:style-name="T1">Options -Indexes</text:span></text:span></text:p>
      <text:p text:style-name="P7"><text:span text:style-name="Source_20_Text"><text:span text:style-name="T3">&lt;/</text:span></text:span><text:span text:style-name="Source_20_Text"><text:span text:style-name="T4">Directory</text:span></text:span><text:span text:style-name="Source_20_Text"><text:span text:style-name="T3">&gt;</text:span></text:span></text:p>
      <text:p text:style-name="Standard"/>
      <text:p text:style-name="Standard"/>
      <text:h text:style-name="P1" text:outline-level="3">Which module is required to have redirection possible?</text:h>
      <text:p text:style-name="P9"><text:span text:style-name="Strong_20_Emphasis"><text:span text:style-name="T5">mod_rewrite</text:span></text:span><text:span text:style-name="T6"> is responsible for the redirection, and this must be uncommented in httpd.conf file.</text:span></text:p>
      <text:p text:style-name="P6"><text:span text:style-name="Source_20_Text"><text:span text:style-name="T1">LoadModule rewrite_module modules/mod_rewrite.so</text:span></text:span></text:p>
      <text:p text:style-name="Standard"/>
      <text:p text:style-name="Standard"/>
      <text:h text:style-name="P1" text:outline-level="3">Can you change the listening port from default to something else?</text:h>
      <text:p text:style-name="P9"><text:span text:style-name="T6">Yes, it’s possible by specifying the port number in the </text:span><text:span text:style-name="Strong_20_Emphasis"><text:span text:style-name="T5">Listen</text:span></text:span><text:span text:style-name="T6"> directive.</text:span></text:p>
      <text:p text:style-name="P8">Ex: to make Apache listen on 9000 port to 10.10.10.10 IP address.</text:p>
      <text:p text:style-name="P6"><text:span text:style-name="Source_20_Text"><text:span text:style-name="T1">Listen 10.10.10.10:9000</text:span></text:span></text:p>
      <text:p text:style-name="P21">Copy</text:p>
      <text:p text:style-name="P11"><text:soft-page-break/><text:line-break/></text:p>
      <text:p text:style-name="P11"/>
      <text:h text:style-name="P3" text:outline-level="3"> <text:span text:style-name="T11">How to secure a Website hosted on Apache Web Server?</text:span></text:h>
      <text:p text:style-name="P9"><text:span text:style-name="T6">There are multiple ways to </text:span><text:a xlink:type="simple" xlink:href="https://geekflare.com/apache-web-server-hardening-security/" text:style-name="Internet_20_link" text:visited-style-name="Visited_20_Internet_20_Link"><text:span text:style-name="T9">secure the Apache webserver</text:span></text:a><text:span text:style-name="T6"> including the following.</text:span></text:p>
      <text:list xml:id="list487050031" text:style-name="L1">
        <text:list-item>
          <text:p text:style-name="P13">Implementing SSL</text:p>
        </text:list-item>
        <text:list-item>
          <text:p text:style-name="P13">Integrating with WAF (Web Application Firewall) like ModSecurity, etc.</text:p>
        </text:list-item>
        <text:list-item>
          <text:p text:style-name="P18"><text:span text:style-name="T7">Using </text:span><text:a xlink:type="simple" xlink:href="https://geekflare.com/cloud-waf-to-stop-website-attacks/" text:style-name="Internet_20_link" text:visited-style-name="Visited_20_Internet_20_Link"><text:span text:style-name="T10">cloud-based security provider</text:span></text:a></text:p>
        </text:list-item>
      </text:list>
      <text:p text:style-name="Text_20_body"><text:line-break/></text:p>
      <text:p text:style-name="Text_20_body"/>
      <text:p text:style-name="Text_20_body"/>
      <text:h text:style-name="P1" text:outline-level="3">hat are the log files generated by Apache?</text:h>
      <text:p text:style-name="P8">There are two popular log files created;</text:p>
      <text:list xml:id="list763760514" text:style-name="L2">
        <text:list-item>
          <text:p text:style-name="P19"><text:span text:style-name="T7">access.log – all request details with the </text:span><text:a xlink:type="simple" xlink:href="https://geekflare.com/http-status-code-infographics/" text:style-name="Internet_20_link" text:visited-style-name="Visited_20_Internet_20_Link"><text:span text:style-name="T10">status code</text:span></text:a></text:p>
        </text:list-item>
        <text:list-item>
          <text:p text:style-name="P14">error.log – capture all the errors within apache or connecting to the backend</text:p>
        </text:list-item>
      </text:list>
      <text:p text:style-name="Text_20_body"/>
      <text:p text:style-name="Text_20_body"/>
      <text:h text:style-name="P1" text:outline-level="3">How to create a CSR?</text:h>
      <text:p text:style-name="P9"><text:span text:style-name="T6">You can either use the following OpenSSL command or </text:span><text:a xlink:type="simple" xlink:href="https://csrgenerator.com/" office:target-frame-name="_blank" xlink:show="new" text:style-name="Internet_20_link" text:visited-style-name="Visited_20_Internet_20_Link"><text:span text:style-name="T9">generate CSR online</text:span></text:a><text:span text:style-name="T6">.</text:span></text:p>
      <text:p text:style-name="P8">To create new CSR with a private key</text:p>
      <text:p text:style-name="P6"><text:span text:style-name="Source_20_Text"><text:span text:style-name="T1">openssl req -out geekflare.csr -newkey rsa:2048 -nodes -keyout geekflare.key</text:span></text:span></text:p>
      <text:p text:style-name="P22">Copy</text:p>
      <text:p text:style-name="P9"><text:span text:style-name="T6">Check out the </text:span><text:a xlink:type="simple" xlink:href="https://geekflare.com/openssl-commands-certificates/" text:style-name="Internet_20_link" text:visited-style-name="Visited_20_Internet_20_Link"><text:span text:style-name="T9">OpenSSL cheat sheet</text:span></text:a><text:span text:style-name="T6"> for more commands.</text:span></text:p>
      <text:p text:style-name="P9"><text:span text:style-name="T6"/></text:p>
      <text:p text:style-name="P9"><text:span text:style-name="T6"/></text:p>
      <text:h text:style-name="P2" text:outline-level="3"><text:soft-page-break/>What is Virtual Hosting?</text:h>
      <text:p text:style-name="P9"><text:span text:style-name="T6">Virtual Hosting in Apache allows you to host multiple websites on a single instance. You can either create </text:span><text:span text:style-name="Strong_20_Emphasis"><text:span text:style-name="T5">IP based</text:span></text:span><text:span text:style-name="T6"> or </text:span><text:span text:style-name="Strong_20_Emphasis"><text:span text:style-name="T5">Name based</text:span></text:span><text:span text:style-name="T6"> on virtual hosting.</text:span></text:p>
      <text:p text:style-name="P9"><text:span text:style-name="T6"/></text:p>
      <text:p text:style-name="P9"><text:span text:style-name="T6"/></text:p>
      <text:h text:style-name="P2" text:outline-level="3">What module is needed to connect to WebSphere?</text:h>
      <text:p text:style-name="P9"><text:span text:style-name="Source_20_Text"><text:span text:style-name="T8">mod_was_ap22_http.so</text:span></text:span><text:span text:style-name="T6"> must be added in </text:span><text:span text:style-name="Source_20_Text"><text:span text:style-name="T8">httpd.conf</text:span></text:span><text:span text:style-name="T6"> file to integrate with IBM WAS.</text:span></text:p>
      <text:p text:style-name="P9"><text:span text:style-name="T6"/></text:p>
      <text:h text:style-name="P2" text:outline-level="3">How to put Log level in Debug mode?</text:h>
      <text:p text:style-name="P8">Often needed when you are troubleshooting the issue and wish to capture more details. You can change the logging level to debug by ensuring the following in httpd.conf file.</text:p>
      <text:p text:style-name="P6"><text:span text:style-name="Source_20_Text"><text:span text:style-name="T1">LogLevel debug</text:span></text:span></text:p>
      <text:p text:style-name="P21">Copy</text:p>
      <text:p text:style-name="P11"><text:line-break/></text:p>
      <text:p text:style-name="P11"><text:span text:style-name="T6"/></text:p>
      <text:h text:style-name="P4" text:outline-level="3">Which module is required to enable SSL?</text:h>
      <text:p text:style-name="P8">The mod_ssl module must be uncommented before SSL implementation.</text:p>
      <text:p text:style-name="P6"><text:span text:style-name="Source_20_Text"><text:span text:style-name="T1">LoadModule auth_basic_module modules/mod_ssl.so</text:span></text:span></text:p>
      <text:p text:style-name="P11"><text:span text:style-name="T6"/></text:p>
      <text:p text:style-name="P11"><text:span text:style-name="T6"/></text:p>
      <text:h text:style-name="P4" text:outline-level="3">What’s the WebLogic module name?</text:h>
      <text:p text:style-name="P9"><text:span text:style-name="Source_20_Text"><text:span text:style-name="T8">mod_wl_22.so</text:span></text:span></text:p>
      <text:p text:style-name="P11"><text:span text:style-name="T6"/></text:p>
      <text:p text:style-name="P11"><text:span text:style-name="T6"/></text:p>
      <text:h text:style-name="P4" text:outline-level="3">What is the log level available in Apache?</text:h>
      <text:p text:style-name="P9"><text:span text:style-name="T6">The default configuration is set to “</text:span><text:span text:style-name="Strong_20_Emphasis"><text:span text:style-name="T5">warn</text:span></text:span><text:span text:style-name="T6">” however, the following is possible too.</text:span></text:p>
      <text:list xml:id="list3474297518" text:style-name="L3">
        <text:list-item>
          <text:p text:style-name="P15">debug</text:p>
        </text:list-item>
        <text:list-item>
          <text:p text:style-name="P15">info</text:p>
        </text:list-item>
        <text:list-item>
          <text:p text:style-name="P15"><text:soft-page-break/>warn</text:p>
        </text:list-item>
        <text:list-item>
          <text:p text:style-name="P15">notice</text:p>
        </text:list-item>
        <text:list-item>
          <text:p text:style-name="P15">crit</text:p>
        </text:list-item>
        <text:list-item>
          <text:p text:style-name="P15">alarm</text:p>
        </text:list-item>
        <text:list-item>
          <text:p text:style-name="P15">emerg</text:p>
        </text:list-item>
        <text:list-item>
          <text:p text:style-name="P15">error</text:p>
        </text:list-item>
      </text:list>
      <text:p text:style-name="P11"><text:span text:style-name="T6"/></text:p>
      <text:p text:style-name="P11"><text:span text:style-name="T6"/></text:p>
      <text:h text:style-name="P4" text:outline-level="3">What is DocumentRoot?</text:h>
      <text:p text:style-name="P8">DocumentRoot directive is the configuration where you can specify the folder location from where the static files will be served. It’s also called as WebRoot.</text:p>
      <text:p text:style-name="P6"><text:span text:style-name="Source_20_Text"><text:span text:style-name="T1">Default DocumentRoot location is /var/www/html</text:span></text:span></text:p>
      <text:p text:style-name="P11"><text:span text:style-name="T6"/></text:p>
      <text:p text:style-name="P11"><text:span text:style-name="T6"/></text:p>
      <text:h text:style-name="P4" text:outline-level="3">How to deploy war or JAVA applications in Apache?</text:h>
      <text:p text:style-name="P8">I am afraid, Apache is a Web Server, and Java-based application deployment is not possible with it. However, you can integrate Java application servers like WebLogic, WebSphere, JBoss where you can deploy war, ear files.</text:p>
      <text:p text:style-name="P11"><text:span text:style-name="T6"/></text:p>
      <text:p text:style-name="P11"><text:span text:style-name="T6"/></text:p>
      <text:h text:style-name="P4" text:outline-level="3">How can Apache act as a Proxy Server?</text:h>
      <text:p text:style-name="P9"><text:span text:style-name="T6">You can use a mod_proxy module to use as a proxy server. The mod_proxy module can be used to connect to the backend server like </text:span><text:a xlink:type="simple" xlink:href="https://geekflare.com/tomcat-load-balancer-using-mod-proxy-and-session-sticky/" text:style-name="Internet_20_link" text:visited-style-name="Visited_20_Internet_20_Link"><text:span text:style-name="T9">Tomcat</text:span></text:a><text:span text:style-name="T6">, WebLogic, WebSphere, etc.</text:span></text:p>
      <text:p text:style-name="P11"><text:span text:style-name="T6"/></text:p>
      <text:p text:style-name="P11"><text:span text:style-name="T6"/></text:p>
      <text:h text:style-name="P4" text:outline-level="3">How to configure Apache log, so it captures the time taken to serve a request?</text:h>
      <text:p text:style-name="P9"><text:span text:style-name="T6">You can add “</text:span><text:span text:style-name="Strong_20_Emphasis"><text:span text:style-name="T5">%D</text:span></text:span><text:span text:style-name="T6">” in httpd.conf file under LogFormat directive to capture the response time taken to serve the request. It will show time in microseconds.</text:span></text:p>
      <text:p text:style-name="P6"><text:span text:style-name="Source_20_Text"><text:span text:style-name="T1">LogFormat "%h %l %u %t \"%r\" %&gt;s %b \"%{Referer}i\" \"%{User-Agent}i\" %D" combined</text:span></text:span></text:p>
      <text:p text:style-name="P22">Copy</text:p>
      <text:p text:style-name="P8">Restart the Apache web server, and you can see the results.</text:p>
      <text:p text:style-name="P6"><text:soft-page-break/><text:span text:style-name="Source_20_Text"><text:span text:style-name="T1">182.19.197.23 - - [02/Oct/2016:10:32:25 +0000] "GET / HTTP/1.1" 403 4961 "-" "Mozilla/5.0 (Macintosh; Intel Mac OS X 10_11_6) AppleWebKit/537.36 (KHTML, like Gecko) Chrome/53.0.2785.116 Safari/537.36" 1515</text:span></text:span></text:p>
      <text:p text:style-name="P7"><text:span text:style-name="Source_20_Text"><text:span text:style-name="T1">182.19.197.23 - - [02/Oct/2016:10:32:25 +0000] "GET /icons/apache_pb.gif HTTP/1.1" 304 - "http://lab.geekflare.com/" "Mozilla/5.0 (Macintosh; Intel Mac OS X 10_11_6) AppleWebKit/537.36 (KHTML, like Gecko) Chrome/53.0.2785.116 Safari/537.36" 424</text:span></text:span></text:p>
      <text:p text:style-name="P7"><text:span text:style-name="Source_20_Text"><text:span text:style-name="T1">182.19.197.23 - - [02/Oct/2016:10:32:25 +0000] "GET /icons/poweredby.png HTTP/1.1" 304 - "http://lab.geekflare.com/" "Mozilla/5.0 (Macintosh; Intel Mac OS X 10_11_6) AppleWebKit/537.36 (KHTML, like Gecko) Chrome/53.0.2785.116 Safari/537.36" 472</text:span></text:span></text:p>
      <text:p text:style-name="P11"><text:span text:style-name="T6"/></text:p>
      <text:p text:style-name="P11"><text:span text:style-name="T6"/></text:p>
      <text:p text:style-name="P11"><text:span text:style-name="T6"/></text:p>
      <text:h text:style-name="P4" text:outline-level="3">What tool do you use for log analysis?</text:h>
      <text:p text:style-name="P9"><text:span text:style-name="T6">You got to speak the truth but to give you an idea you can use </text:span><text:a xlink:type="simple" xlink:href="https://geekflare.com/monitor-analyze-access-logs-goaccess/" text:style-name="Internet_20_link" text:visited-style-name="Visited_20_Internet_20_Link"><text:span text:style-name="T9">GoAccess</text:span></text:a><text:span text:style-name="T6">, </text:span><text:a xlink:type="simple" xlink:href="https://geekflare.com/analyze-logs-like-pro-with-sumologic-bigdata-analytics/" text:style-name="Internet_20_link" text:visited-style-name="Visited_20_Internet_20_Link"><text:span text:style-name="T9">SumoLogic</text:span></text:a><text:span text:style-name="T6"> or few </text:span><text:a xlink:type="simple" xlink:href="https://geekflare.com/cloud-based-log-analyzer/" text:style-name="Internet_20_link" text:visited-style-name="Visited_20_Internet_20_Link"><text:span text:style-name="T9">mentioned here</text:span></text:a><text:span text:style-name="T6">.</text:span></text:p>
      <text:p text:style-name="P11"><text:span text:style-name="T6"/></text:p>
      <text:p text:style-name="P11"><text:span text:style-name="T6"/></text:p>
      <text:h text:style-name="P5" text:outline-level="3">How to verify httpd.conf file to ensure no configuration syntax error?</text:h>
      <text:p text:style-name="P8">httpd –t will help you to check the syntax.</text:p>
      <text:p text:style-name="P6"><text:span text:style-name="Source_20_Text"><text:span text:style-name="T1">[root@lab httpd]# /usr/sbin/httpd -t</text:span></text:span></text:p>
      <text:p text:style-name="P7"><text:span text:style-name="Source_20_Text"><text:span text:style-name="T1">Syntax OK</text:span></text:span></text:p>
      <text:p text:style-name="P7"><text:span text:style-name="Source_20_Text"><text:span text:style-name="T1">[root@lab httpd]#</text:span></text:span></text:p>
      <text:p text:style-name="P12"/>
      <text:p text:style-name="P12">Alternatively, you may use the apachectl command as well.</text:p>
      <text:p text:style-name="P6"><text:span text:style-name="Source_20_Text"><text:span text:style-name="T1">[root@lab ~]# /usr/sbin/apachectl configtest</text:span></text:span></text:p>
      <text:p text:style-name="P7"><text:span text:style-name="Source_20_Text"><text:span text:style-name="T1">Syntax OK</text:span></text:span></text:p>
      <text:p text:style-name="P7"><text:soft-page-break/><text:span text:style-name="Source_20_Text"><text:span text:style-name="T1">[root@lab ~]#</text:span></text:span></text:p>
      <text:p text:style-name="P12"/>
      <text:p text:style-name="P12"/>
      <text:p text:style-name="P12"/>
      <text:h text:style-name="P5" text:outline-level="3">How to perform Apache performance benchmark?</text:h>
      <text:p text:style-name="P9"><text:span text:style-name="T6">You can use a tool like </text:span><text:a xlink:type="simple" xlink:href="https://geekflare.com/web-performance-benchmark/" text:style-name="Internet_20_link" text:visited-style-name="Visited_20_Internet_20_Link"><text:span text:style-name="T9">ApacheBench, SIEGE</text:span></text:a><text:span text:style-name="T6"> to perform the load test on web servers including Apache. Another option to perform stress </text:span><text:a xlink:type="simple" xlink:href="https://geekflare.com/exam-proctoring-software/" text:style-name="Internet_20_link" text:visited-style-name="Visited_20_Internet_20_Link"><text:span text:style-name="T9">test online</text:span></text:a><text:span text:style-name="T6"> to see the overall how web application performs under load.</text:span></text:p>
      <text:p text:style-name="P12"/>
      <text:p text:style-name="P12"/>
      <text:h text:style-name="P5" text:outline-level="3">How to ensure the webserver is getting started after a server reboot?</text:h>
      <text:p text:style-name="P9"><text:span text:style-name="T6">If running Linux, then you can put a script in /etc/init.d/ and enable to </text:span><text:a xlink:type="simple" xlink:href="https://geekflare.com/how-to-auto-start-services-on-boot-in-linux/" text:style-name="Internet_20_link" text:visited-style-name="Visited_20_Internet_20_Link"><text:span text:style-name="T9">start on boot</text:span></text:a><text:span text:style-name="T6"> using chkconfig command</text:span></text:p>
      <text:p text:style-name="P9"><text:span text:style-name="T6">Let’s say you create a file called </text:span><text:span text:style-name="Strong_20_Emphasis"><text:span text:style-name="T5">apache</text:span></text:span><text:span text:style-name="T6"> and put under /etc/init.d</text:span></text:p>
      <text:p text:style-name="P6"><text:span text:style-name="Source_20_Text"><text:span text:style-name="T1">chkconfig --add apache</text:span></text:span></text:p>
      <text:p text:style-name="P7"><text:span text:style-name="Source_20_Text"><text:span text:style-name="T1">chkconfig apache on</text:span></text:span></text:p>
      <text:p text:style-name="P12"/>
      <text:p text:style-name="P12"/>
      <text:h text:style-name="P5" text:outline-level="3">How would you kill the Apache if graceful-stop doesn’t work?</text:h>
      <text:p text:style-name="P8">If running on Linux, then can use kill command.</text:p>
      <text:p text:style-name="P8">Find out the PID of Apache by using ps -ef |grep http</text:p>
      <text:p text:style-name="P8">Then kill it</text:p>
      <text:p text:style-name="P6"><text:span text:style-name="Source_20_Text"><text:span text:style-name="T1">kill $PIDNUMBER</text:span></text:span></text:p>
      <text:p text:style-name="P22">Copy</text:p>
      <text:p text:style-name="P8">if normal kill doesn’t work then try kill -9</text:p>
      <text:p text:style-name="P6"><text:span text:style-name="Source_20_Text"><text:span text:style-name="T1">kill -9 $PIDNUMBER</text:span></text:span></text:p>
      <text:p text:style-name="P22">Copy</text:p>
      <text:p text:style-name="P8">If on Windows, then end the Apache task from Task Manager.</text:p>
      <text:p text:style-name="P12"/>
      <text:p text:style-name="P12"/>
      <text:h text:style-name="P5" text:outline-level="3">How to find httpd.conf file if you don’t know the installation location?</text:h>
      <text:p text:style-name="P9"><text:span text:style-name="T6">In Linux, you can use </text:span><text:a xlink:type="simple" xlink:href="https://geekflare.com/useful-linux-find-commands-for-system-administrator/" text:style-name="Internet_20_link" text:visited-style-name="Visited_20_Internet_20_Link"><text:span text:style-name="T9">find command</text:span></text:a><text:span text:style-name="T6">.</text:span></text:p>
      <text:p text:style-name="P8"><text:soft-page-break/>Let’s assume, you know it must be in /apps file system then you can use the following command.</text:p>
      <text:p text:style-name="P6"><text:span text:style-name="Source_20_Text"><text:span text:style-name="T1">find /apps -name httpd.conf</text:span></text:span></text:p>
      <text:p text:style-name="P22">Copy</text:p>
      <text:p text:style-name="P8">But if you are not sure about which file system then you can do find on / file system but keep it in mind it may take a long time based on the overall file system size.</text:p>
      <text:p text:style-name="P6"><text:span text:style-name="Source_20_Text"><text:span text:style-name="T1">find / -name httpd.conf</text:span></text:span></text:p>
      <text:p text:style-name="P12"/>
      <text:p text:style-name="P12"/>
      <text:h text:style-name="P5" text:outline-level="3">How to hide server version details in the HTTP response header?</text:h>
      <text:p text:style-name="P8">Add the following in httpd.conf file and restart the webserver</text:p>
      <text:p text:style-name="P6"><text:span text:style-name="Source_20_Text"><text:span text:style-name="T1">ServerTokens Prod</text:span></text:span></text:p>
      <text:p text:style-name="P7"><text:span text:style-name="Source_20_Text"><text:span text:style-name="T1">ServerSignature Off</text:span></text:span></text:p>
      <text:p text:style-name="P12"/>
      <text:p text:style-name="P12"/>
      <text:h text:style-name="P5" text:outline-level="3">What does 200, 403 &amp; 503 HTTP error codes mean?</text:h>
      <text:list xml:id="list3214699653" text:style-name="L5">
        <text:list-item>
          <text:p text:style-name="P17">200 – content found and served OK</text:p>
        </text:list-item>
        <text:list-item>
          <text:p text:style-name="P17">403 – tried to access restricted file/folder</text:p>
        </text:list-item>
        <text:list-item>
          <text:p text:style-name="P17">503 – the server is too busy to serve the request and in other words – service unavailable.</text:p>
        </text:list-item>
        <text:list-item>
          <text:p text:style-name="P20"><text:span text:style-name="T7">Refer </text:span><text:a xlink:type="simple" xlink:href="https://geekflare.com/http-status-code-infographics/" text:style-name="Internet_20_link" text:visited-style-name="Visited_20_Internet_20_Link"><text:span text:style-name="T10">HTTP Response Code infographic</text:span></text:a><text:span text:style-name="T7"> for more.</text:span></text:p>
        </text:list-item>
      </text:list>
      <text:p text:style-name="Text_20_body"><text:line-break/></text:p>
      <text:p text:style-name="Text_20_body"/>
      <text:h text:style-name="P1" text:outline-level="3">ow to disable trace HTTP requests?</text:h>
      <text:p text:style-name="P8">Add the following in httpd.conf file and restart the instance</text:p>
      <text:p text:style-name="P6"><text:span text:style-name="Source_20_Text"><text:span text:style-name="T1">TraceEnable off</text:span></text:span></text:p>
      <text:p text:style-name="Text_20_body"/>
      <text:p text:style-name="Text_20_body"/>
      <text:h text:style-name="P1" text:outline-level="3"><text:soft-page-break/><text:span text:style-name="T12">H</text:span>ow to troubleshoot port conflict issue?</text:h>
      <text:p text:style-name="P10"><text:a xlink:type="simple" xlink:href="https://geekflare.com/netstat/" text:style-name="Internet_20_link" text:visited-style-name="Visited_20_Internet_20_Link"><text:span text:style-name="T9">netstat</text:span></text:a><text:span text:style-name="T6"> would be useful to troubleshoot the port conflict issue. If running multiple instances on a single server then it would be recommended to have absolute IP:Port configured for Listen directive.</text:span></text:p>
      <text:p text:style-name="Text_20_body"/>
      <text:p text:style-name="Text_20_body"/>
      <text:h text:style-name="P4" text:outline-level="3">ow to install the third-party module?</text:h>
      <text:p text:style-name="P9"><text:span text:style-name="T6">You can make use of </text:span><text:a xlink:type="simple" xlink:href="http://www.apachetoolbox.com/" office:target-frame-name="_blank" xlink:show="new" text:style-name="Internet_20_link" text:visited-style-name="Visited_20_Internet_20_Link"><text:span text:style-name="T9">Apache Toolbox</text:span></text:a><text:span text:style-name="T6">. Once downloaded, extract it using the </text:span><text:span text:style-name="Source_20_Text"><text:span text:style-name="T8">tar</text:span></text:span><text:span text:style-name="T6"> utility.</text:span></text:p>
      <text:p text:style-name="P6"><text:span text:style-name="Source_20_Text"><text:span text:style-name="T1">tar <text:s/>-xf <text:s text:c="2"/>Apachetoolbox-1.5.72.tar.gz</text:span></text:span></text:p>
      <text:p text:style-name="P22">Copy</text:p>
      <text:p text:style-name="P9"><text:span text:style-name="T6">Navigate to the folder </text:span><text:span text:style-name="Source_20_Text"><text:span text:style-name="T8">Apachetoolbox-1.5.72</text:span></text:span><text:span text:style-name="T6"> using the </text:span><text:span text:style-name="Source_20_Text"><text:span text:style-name="T8">cd</text:span></text:span><text:span text:style-name="T6"> command and run the command below to select modules for your Apache server.</text:span></text:p>
      <text:p text:style-name="P6"><text:span text:style-name="Source_20_Text"><text:span text:style-name="T1">./install.sh</text:span></text:span></text:p>
      <text:p text:style-name="P22">Copy</text:p>
      <text:p text:style-name="P9"><text:span text:style-name="T6">It provides modules such as  </text:span><text:span text:style-name="Source_20_Text"><text:span text:style-name="T8">mod_ip_forwarding</text:span></text:span><text:span text:style-name="T6">, </text:span><text:span text:style-name="Source_20_Text"><text:span text:style-name="T8">mod_auth_mysql</text:span></text:span><text:span text:style-name="T6"> and </text:span><text:span text:style-name="Source_20_Text"><text:span text:style-name="T8">mod_auth_samba</text:span></text:span><text:span text:style-name="T6"> to compile with the Apache webserver. Although you can include these modules manually, it is easier with Apache Toolbox.</text:span></text:p>
      <text:p text:style-name="P11"><text:span text:style-name="T6"/></text:p>
      <text:p text:style-name="P11"><text:span text:style-name="T6"/></text:p>
      <text:h text:style-name="P4" text:outline-level="3">How to assign multiple names to virtual hosts?</text:h>
      <text:p text:style-name="P9"><text:span text:style-name="T6">You can make use of the </text:span><text:span text:style-name="Source_20_Text"><text:span text:style-name="T8">ServerAlias</text:span></text:span><text:span text:style-name="T6"> directive as shown below.</text:span></text:p>
      <text:p text:style-name="P6"><text:span text:style-name="Source_20_Text"><text:span text:style-name="T1">ServerName <text:s/>example.com <text:s/></text:span></text:span></text:p>
      <text:p text:style-name="P7"><text:span text:style-name="Source_20_Text"><text:span text:style-name="T1">ServerAlias <text:s text:c="3"/>awesome.com <text:s/>fantastic.com</text:span>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Geekflare" svg:font-family="Geekflare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5:17:13.894592473</meta:creation-date>
    <dc:date>2022-04-16T15:32:09.167202667</dc:date>
    <meta:editing-duration>PT14M41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8" meta:paragraph-count="138" meta:word-count="1177" meta:character-count="7353" meta:non-whitespace-character-count="6297"/>
  </office:meta>
</office:document-meta>
</file>